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.783cm"/>
    </style:style>
    <style:style style:name="co2" style:family="table-column">
      <style:table-column-properties fo:break-before="auto" style:column-width="5.256cm"/>
    </style:style>
    <style:style style:name="co3" style:family="table-column">
      <style:table-column-properties fo:break-before="auto" style:column-width="7.514cm"/>
    </style:style>
    <style:style style:name="co4" style:family="table-column">
      <style:table-column-properties fo:break-before="auto" style:column-width="2.602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</style:style>
    <style:style style:name="ce2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NIVEL 1</text:p>
          </table:table-cell>
          <table:table-cell office:value-type="string">
            <text:p>NIVEL 2</text:p>
          </table:table-cell>
          <table:table-cell office:value-type="string">
            <text:p>NIVEL 3</text:p>
          </table:table-cell>
          <table:table-cell office:value-type="string">
            <text:p>NOTA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Lugar relacionado con la víctima</text:p>
          </table:table-cell>
          <table:table-cell table:style-name="ce1" table:number-columns-repeated="2"/>
          <table:table-cell table:style-name="ce1" office:value-type="string">
            <text:p>Casa de la víctima, casa de familiar de la víctima; casa de una persona relacionada con la víctima; lugar de trabajo de la víctima; negocio propiedad de la víctima; tierra propiedad de la víctima o donde desarrolla trabajo de campo agrícola o ganadero: parcela, potrero, trabajadero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Lugar de servicio o actividad comercial, industrial o financiera</text:p>
          </table:table-cell>
          <table:table-cell table:style-name="ce1" table:number-columns-repeated="2"/>
          <table:table-cell table:style-name="ce1" office:value-type="string">
            <text:p>Excepto cuando se trate de un lugar relacionado con la víctima. Ej. Institución pública de prestación de servicios; institución de servicio privada con fines de lucro; institución de servicio privada sin fines de lucro, incluyendo ONG; empresa comercial; oficina o instalación de negocios; banco o institución financiera; fábrica o centro industrial; centro comercial; tienda; hotel, restaurante, bar o establecimiento similar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Tierra, mina, área natural, protegida o arqueológica</text:p>
          </table:table-cell>
          <table:table-cell table:style-name="ce1" table:number-columns-repeated="2"/>
          <table:table-cell table:style-name="ce1" office:value-type="string">
            <text:p>Tierra propiedad privada; tierra propiedad comunal; tierra propiedad ejidal; tierras recuperadas, tierras baldías, área natural protegida; Mina, área minera; río, arroyo, ojo de agua, laguna, etc.; presa, represa; área reservada o restringida (ej. lugar donde se encuentran los ductos de PEMEX); zona arqueológica. No usar para lugares relacionados con la víctima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Oficinas o instalaciones de gobierno</text:p>
          </table:table-cell>
          <table:table-cell table:style-name="ce1" table:number-columns-repeated="2"/>
          <table:table-cell table:style-name="ce1" office:value-type="string">
            <text:p>Oficinas o instalaciones de gobierno que no sean de prestación de servicios, educativas, de salud, de justicia o de seguridad. Incluye instalaciones federales, estatales, municipales y comunitarias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Instalación de fuerzas de seguridad civiles y/o militares y de instituciones de procuración de justicia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Instalación de fuerzas de seguridad civiles y/o militares y de instituciones de procuración de justicia</text:p>
          </table:table-cell>
          <table:table-cell office:value-type="string">
            <text:p>Instalación militar</text:p>
          </table:table-cell>
          <table:table-cell table:number-columns-repeated="1022"/>
        </table:table-row>
        <table:table-row table:style-name="ro1">
          <table:table-cell office:value-type="string">
            <text:p>Instalación de fuerzas de seguridad civiles y/o militares y de instituciones de procuración de justicia</text:p>
          </table:table-cell>
          <table:table-cell office:value-type="string">
            <text:p>Instalación militar</text:p>
          </table:table-cell>
          <table:table-cell office:value-type="string">
            <text:p>Puesto de control militar</text:p>
          </table:table-cell>
          <table:table-cell office:value-type="string">
            <text:p>Se asume móvil o temporal. (Retenes militares)</text:p>
          </table:table-cell>
          <table:table-cell table:number-columns-repeated="1020"/>
        </table:table-row>
        <table:table-row table:style-name="ro1">
          <table:table-cell office:value-type="string">
            <text:p>Instalación de fuerzas de seguridad civiles y/o militares y de instituciones de procuración de justicia</text:p>
          </table:table-cell>
          <table:table-cell office:value-type="string">
            <text:p>Instalación militar</text:p>
          </table:table-cell>
          <table:table-cell office:value-type="string">
            <text:p>Cuartel militar</text:p>
          </table:table-cell>
          <table:table-cell table:number-columns-repeated="1021"/>
        </table:table-row>
        <table:table-row table:style-name="ro1">
          <table:table-cell office:value-type="string">
            <text:p>Instalación de fuerzas de seguridad civiles y/o militares y de instituciones de procuración de justicia</text:p>
          </table:table-cell>
          <table:table-cell office:value-type="string">
            <text:p>Instalación militar</text:p>
          </table:table-cell>
          <table:table-cell office:value-type="string">
            <text:p>Campo o base militar</text:p>
          </table:table-cell>
          <table:table-cell table:number-columns-repeated="1021"/>
        </table:table-row>
        <table:table-row table:style-name="ro1">
          <table:table-cell office:value-type="string">
            <text:p>Instalación de fuerzas de seguridad civiles y/o militares y de instituciones de procuración de justicia</text:p>
          </table:table-cell>
          <table:table-cell office:value-type="string">
            <text:p>Oficina de procuración de justicia o instalación de policía</text:p>
          </table:table-cell>
          <table:table-cell table:number-columns-repeated="1022"/>
        </table:table-row>
        <table:table-row table:style-name="ro1">
          <table:table-cell office:value-type="string">
            <text:p>Instalación de fuerzas de seguridad civiles y/o militares y de instituciones de procuración de justicia</text:p>
          </table:table-cell>
          <table:table-cell office:value-type="string">
            <text:p>Oficina de procuración de justicia o instalación de policía</text:p>
          </table:table-cell>
          <table:table-cell office:value-type="string">
            <text:p>Estación de policía</text:p>
          </table:table-cell>
          <table:table-cell office:value-type="string">
            <text:p>Instalaciones policiacas no dependientes del ministerio público. Ej. Separos de seguridad pública federal, estatal, municipal, comunitaria donde no exista un ministerio público</text:p>
          </table:table-cell>
          <table:table-cell table:number-columns-repeated="1020"/>
        </table:table-row>
        <table:table-row table:style-name="ro1">
          <table:table-cell office:value-type="string">
            <text:p>Instalación de fuerzas de seguridad civiles y/o militares y de instituciones de procuración de justicia</text:p>
          </table:table-cell>
          <table:table-cell office:value-type="string">
            <text:p>Oficina de procuración de justicia o instalación de policía</text:p>
          </table:table-cell>
          <table:table-cell office:value-type="string">
            <text:p>Puesto de control policial</text:p>
          </table:table-cell>
          <table:table-cell office:value-type="string">
            <text:p>Se asume móvil o temporal. (Retenes policiacos)</text:p>
          </table:table-cell>
          <table:table-cell table:number-columns-repeated="1020"/>
        </table:table-row>
        <table:table-row table:style-name="ro1">
          <table:table-cell office:value-type="string">
            <text:p>Instalación de fuerzas de seguridad civiles y/o militares y de instituciones de procuración de justicia</text:p>
          </table:table-cell>
          <table:table-cell office:value-type="string">
            <text:p>Oficina de procuración de justicia o instalación de policía</text:p>
          </table:table-cell>
          <table:table-cell office:value-type="string">
            <text:p>Instalación de procuración de justicia</text:p>
          </table:table-cell>
          <table:table-cell office:value-type="string">
            <text:p>Agencias del ministerio público y sus lugares de detención</text:p>
          </table:table-cell>
          <table:table-cell table:number-columns-repeated="1020"/>
        </table:table-row>
        <table:table-row table:style-name="ro1">
          <table:table-cell office:value-type="string">
            <text:p>Instalación de fuerzas de seguridad civiles y/o militares y de instituciones de procuración de justicia</text:p>
          </table:table-cell>
          <table:table-cell office:value-type="string">
            <text:p>Oficina o instalación migratoria</text:p>
          </table:table-cell>
          <table:table-cell table:number-columns-repeated="1022"/>
        </table:table-row>
        <table:table-row table:style-name="ro1">
          <table:table-cell office:value-type="string">
            <text:p>Instalación de fuerzas de seguridad civiles y/o militares y de instituciones de procuración de justicia</text:p>
          </table:table-cell>
          <table:table-cell office:value-type="string">
            <text:p>Oficina o instalación migratoria</text:p>
          </table:table-cell>
          <table:table-cell office:value-type="string">
            <text:p>Estación migratoria</text:p>
          </table:table-cell>
          <table:table-cell table:number-columns-repeated="1021"/>
        </table:table-row>
        <table:table-row table:style-name="ro1">
          <table:table-cell office:value-type="string">
            <text:p>Instalación de fuerzas de seguridad civiles y/o militares y de instituciones de procuración de justicia</text:p>
          </table:table-cell>
          <table:table-cell office:value-type="string">
            <text:p>Oficina o instalación migratoria</text:p>
          </table:table-cell>
          <table:table-cell office:value-type="string">
            <text:p>Puesto de control migratorio</text:p>
          </table:table-cell>
          <table:table-cell office:value-type="string">
            <text:p>Se asume móvil o temporal. (Retenes migratorios)</text:p>
          </table:table-cell>
          <table:table-cell table:number-columns-repeated="1020"/>
        </table:table-row>
        <table:table-row table:style-name="ro1">
          <table:table-cell office:value-type="string">
            <text:p>Instalación de fuerzas de seguridad civiles y/o militares y de instituciones de procuración de justicia</text:p>
          </table:table-cell>
          <table:table-cell office:value-type="string">
            <text:p>Oficina o instalación del servicio de inteligencia o servicio secre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nstitución penitenciaria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>
            <text:p>Institución penitenciaria</text:p>
          </table:table-cell>
          <table:table-cell office:value-type="string">
            <text:p>Centro de reclusió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stitución penitenciaria</text:p>
          </table:table-cell>
          <table:table-cell office:value-type="string">
            <text:p>Centro de reclusión</text:p>
          </table:table-cell>
          <table:table-cell office:value-type="string">
            <text:p>CERES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nstitución penitenciaria</text:p>
          </table:table-cell>
          <table:table-cell office:value-type="string">
            <text:p>Centro de reclusión</text:p>
          </table:table-cell>
          <table:table-cell office:value-type="string">
            <text:p>CEFERES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nstitución penitenciaria</text:p>
          </table:table-cell>
          <table:table-cell office:value-type="string">
            <text:p>Cárcel civil</text:p>
          </table:table-cell>
          <table:table-cell/>
          <table:table-cell office:value-type="string">
            <text:p>Se refiere a las cárceles distritales, cárcel preventiva, cárceles municipal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nstitución penitenciaria</text:p>
          </table:table-cell>
          <table:table-cell office:value-type="string">
            <text:p>Cárcel militar</text:p>
          </table:table-cell>
          <table:table-cell/>
          <table:table-cell office:value-type="string">
            <text:p>Centro de reclusión en instalaciones militar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nstitución penitenciaria</text:p>
          </table:table-cell>
          <table:table-cell office:value-type="string">
            <text:p>Cárcel especial</text:p>
          </table:table-cell>
          <table:table-cell/>
          <table:table-cell office:value-type="string">
            <text:p>Las utilizadas de manera clandestina o ilega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nstitución penitenciaria</text:p>
          </table:table-cell>
          <table:table-cell office:value-type="string">
            <text:p>Cárcel comunitaria</text:p>
          </table:table-cell>
          <table:table-cell/>
          <table:table-cell office:value-type="string">
            <text:p>Las utilizadas por las comunidades o pueblos como parte de sus usos y costumbres incluidas las de entidades no Estatal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nstitución penitenciaria</text:p>
          </table:table-cell>
          <table:table-cell office:value-type="string">
            <text:p>Casa de segurid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stitución penitenciaria</text:p>
          </table:table-cell>
          <table:table-cell office:value-type="string">
            <text:p>Centro de arraig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stitución penitenciaria</text:p>
          </table:table-cell>
          <table:table-cell office:value-type="string">
            <text:p>Institución para menores</text:p>
          </table:table-cell>
          <table:table-cell/>
          <table:table-cell office:value-type="string">
            <text:p>Se aplica a cualquier institución donde se encuentren menores privados de su libertad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ribunal</text:p>
          </table:table-cell>
          <table:table-cell table:style-name="ce1" table:number-columns-repeated="2"/>
          <table:table-cell table:style-name="ce1" office:value-type="string">
            <text:p>Cualquier tribunal o juzgado de cualquier materia y nivel (federal, estatal, municipal), incluso los administrativos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Institución o instalación educativa</text:p>
          </table:table-cell>
          <table:table-cell table:style-name="ce1" table:number-columns-repeated="2"/>
          <table:table-cell table:style-name="ce1" office:value-type="string">
            <text:p>Cualquier institución educativa de cualquier nivel, pública y privada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Institución o instalación de salud o asistencia</text:p>
          </table:table-cell>
          <table:table-cell table:style-name="ce1" table:number-columns-repeated="2"/>
          <table:table-cell table:style-name="ce1" office:value-type="string">
            <text:p>Cualquier institución o instalación de salud, pública o privada. Hospitales o clínicas públicas o privadas. Casa hogar o institución similar para huérfano(a)s, personas adultas mayores, personas con discapacidad física, para enfermo(a)s mentales, albergues para víctimas del delito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Lugar para la libre expresión, asociación o reunión</text:p>
          </table:table-cell>
          <table:table-cell table:style-name="ce1" table:number-columns-repeated="2"/>
          <table:table-cell table:style-name="ce1" office:value-type="string">
            <text:p>Local para reuniones; local sindical; local de partido político; local de ONG; local de organización de derechos humanos; local de medio de comunicación; local de institución religiosa o lugar de culto; centro de recreación (deportes, arte y cultura)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Espacio público, baldío o desocupado</text:p>
          </table:table-cell>
          <table:table-cell table:style-name="ce1" table:number-columns-repeated="2"/>
          <table:table-cell table:style-name="ce1" office:value-type="string">
            <text:p>Monumento; plaza; parque, jardín, campo de juegos; calle, avenida, banqueta; cementerio; lote baldío; edificio desocupado; lugar ocupado sin autorización; drenaje, desagüe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Lugar de vialida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Centro u oficina de transporte</text:p>
          </table:table-cell>
          <table:table-cell table:style-name="ce1" table:number-columns-repeated="2"/>
          <table:table-cell table:style-name="ce1" office:value-type="string">
            <text:p>Estación de tren, sitio de taxis, aeropuerto, estación o terminal de autobuses, estación de metro o monorriel, muelle, puerto o embarcadero, estacionamiento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Medio de transporte</text:p>
          </table:table-cell>
          <table:table-cell table:style-name="ce1" table:number-columns-repeated="2"/>
          <table:table-cell table:style-name="ce1" office:value-type="string">
            <text:p>Autobús; automóvil; barco, bote, barcaza, lancha; bicicleta; motocicleta; camión de carga; metro o monorriel; taxi; tren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Lugar internacional o sede diplomática</text:p>
          </table:table-cell>
          <table:table-cell table:style-name="ce1" table:number-columns-repeated="2"/>
          <table:table-cell table:style-name="ce1" office:value-type="string">
            <text:p>Oficina de organización intergubernamental (ej. Delegación ONU); embajada, consulado, cruce fronterizo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Lugar de albergue, refugio, etc.</text:p>
          </table:table-cell>
          <table:table-cell table:style-name="ce1" table:number-columns-repeated="2"/>
          <table:table-cell table:style-name="ce1" office:value-type="string">
            <text:p>Campamento de refugiado(a)s, campamento de personas desplazadas internas, albergue para personas damnificadas, centro de acopio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Lugar relacionado con grupos armados irregulares</text:p>
          </table:table-cell>
          <table:table-cell table:style-name="ce1" table:number-columns-repeated="2"/>
          <table:table-cell table:style-name="ce1" office:value-type="string">
            <text:p>Campo de entrenamiento "militar" de grupos armados irregulares de oposición, de grupos delictivos, de grupos paramilitares, instalación guerrillera, lugar secreto, especial o clandestino de alguno de estos grupos, incluyendo casas de seguridad de narcotraficantes o secuestradores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Áreas geográficas: país, estado, municipio, comunidad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>
            <text:p>País</text:p>
          </table:table-cell>
          <table:table-cell/>
          <table:table-cell office:value-type="string">
            <text:p>Ej. Privatización de PEMEX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stad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unicipi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becera municip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unidad</text:p>
          </table:table-cell>
          <table:table-cell/>
          <table:table-cell office:value-type="string">
            <text:p>Ej. Agresión a toda una comunida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Área comu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arrio, colonia, paraje, rancherí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ugar privado</text:p>
          </table:table-cell>
          <table:table-cell table:style-name="ce1" table:number-columns-repeated="2"/>
          <table:table-cell table:style-name="ce1" office:value-type="string">
            <text:p>Lugar privado no comercial. Ej. Casa particular, rancho particular. No usar para lugares relacionados con la víctima, ni para lugares de servicio o comerciales</text:p>
          </table:table-cell>
          <table:table-cell table:style-name="ce1" table:number-columns-repeated="102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s" number:country="MX">
      <number:number number:min-integer-digits="1"/>
    </number:number-style>
    <number:date-style style:name="N5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5107" number:language="es" number:country="MX">
      <number:day number:style="long"/>
      <number:text>-</number:text>
      <number:month number:textual="true"/>
    </number:date-style>
    <number:date-style style:name="N5108" number:language="es" number:country="MX">
      <number:month number:textual="true"/>
      <number:text>-</number:text>
      <number:year/>
    </number:date-style>
    <number:date-style style:name="N5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0P0" style:volatile="true" number:language="es" number:country="MX">
      <number:number number:decimal-places="0" number:min-integer-digits="1" number:grouping="true"/>
    </number:number-style>
    <number:number-style style:name="N5110" number:language="es" number:country="MX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s" number:country="MX">
      <number:number number:decimal-places="0" number:min-integer-digits="1" number:grouping="true"/>
    </number:number-style>
    <number:number-style style:name="N5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s" number:country="MX">
      <number:number number:decimal-places="2" number:min-integer-digits="1" number:grouping="true"/>
    </number:number-style>
    <number:number-style style:name="N5112" number:language="es" number:country="MX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s" number:country="MX">
      <number:number number:decimal-places="2" number:min-integer-digits="1" number:grouping="true"/>
    </number:number-style>
    <number:number-style style:name="N5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4P0" style:volatile="true" number:language="es" number:country="MX">
      <number:text> </number:text>
      <number:number number:decimal-places="0" number:min-integer-digits="1" number:grouping="true"/>
      <number:text> </number:text>
    </number:number-style>
    <number:number-style style:name="N5114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5114P2" style:volatile="true" number:language="es" number:country="MX">
      <number:text> - </number:text>
    </number:number-style>
    <number:text-style style:name="N5114" number:language="es" number:country="MX">
      <number:text> </number:text>
      <number:text-content/>
      <number:text> </number:text>
      <style:map style:condition="value()&gt;0" style:apply-style-name="N5114P0"/>
      <style:map style:condition="value()&lt;0" style:apply-style-name="N5114P1"/>
      <style:map style:condition="value()=0" style:apply-style-name="N5114P2"/>
    </number:text-style>
    <number:currency-style style:name="N5115P0" style:volatile="true" number:language="es" number:country="MX">
      <number:text> </number:text>
      <number:currency-symbol/>
      <number:number number:decimal-places="0" number:min-integer-digits="1" number:grouping="true"/>
      <number:text> </number:text>
    </number:currency-style>
    <number:currency-style style:name="N5115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5115P2" style:volatile="true" number:language="es" number:country="MX">
      <number:text> </number:text>
      <number:currency-symbol/>
      <number:text>- </number:text>
    </number:currency-style>
    <number:text-style style:name="N5115" number:language="es" number:country="MX">
      <number:text> </number:text>
      <number:text-content/>
      <number:text> </number:text>
      <style:map style:condition="value()&gt;0" style:apply-style-name="N5115P0"/>
      <style:map style:condition="value()&lt;0" style:apply-style-name="N5115P1"/>
      <style:map style:condition="value()=0" style:apply-style-name="N5115P2"/>
    </number:text-style>
    <number:number-style style:name="N5116P0" style:volatile="true" number:language="es" number:country="MX">
      <number:text> </number:text>
      <number:number number:decimal-places="2" number:min-integer-digits="1" number:grouping="true"/>
      <number:text> </number:text>
    </number:number-style>
    <number:number-style style:name="N5116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5116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5116" number:language="es" number:country="MX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currency-style style:name="N5117P0" style:volatile="true" number:language="es" number:country="MX">
      <number:text> </number:text>
      <number:currency-symbol/>
      <number:number number:decimal-places="2" number:min-integer-digits="1" number:grouping="true"/>
      <number:text> </number:text>
    </number:currency-style>
    <number:currency-style style:name="N5117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5117P2" style:volatile="true" number:language="es" number:country="MX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17" number:language="es" number:country="MX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s" number:country="MX">
      <number:minutes number:style="long"/>
      <number:text>:</number:text>
      <number:seconds number:style="long"/>
    </number:time-style>
    <number:time-style style:name="N5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s" number:country="MX">
      <number:minutes number:style="long"/>
      <number:text>:</number:text>
      <number:seconds number:style="long" number:decimal-places="1"/>
    </number:time-style>
    <number:number-style style:name="N5121" number:language="es" number:country="MX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(dh)eas</meta:initial-creator>
    <dc:creator>i(dh)eas</dc:creator>
    <meta:creation-date>2012-02-11T04:02:18</meta:creation-date>
    <dc:date>2012-02-11T04:22:36</dc:date>
    <meta:generator>LibreOffice/3.6$Linux_X86_64 LibreOffice_project/360m1$Build-2</meta:generator>
    <meta:document-statistic meta:table-count="3" meta:cell-count="111" meta:object-count="0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